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022cm" style:rel-column-width="2280*"/>
    </style:style>
    <style:style style:name="Table1.B" style:family="table-column">
      <style:table-column-properties style:column-width="14.979cm" style:rel-column-width="849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fo:color="#0000ff" style:font-name="Cambria" fo:font-size="18pt" fo:language="ru" fo:country="RU" style:font-name-asian="Times New Roman2" style:font-size-asian="12pt" style:font-name-complex="Times New Roman2" style:font-size-complex="12pt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text-properties style:font-name="Cambria" fo:language="ru" fo:country="RU"/>
    </style:style>
    <style:style style:name="P8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353.png" xlink:type="simple" xlink:show="embed" xlink:actuate="onLoad"/></draw:frame></text:p>
          </table:table-cell>
          <table:table-cell table:style-name="Table1.B1" office:value-type="string">
            <text:p text:style-name="P5">Свойства воды и пара на линии насыщения</text:p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6">| скалярный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3.521cm" svg:height="1.769cm" draw:z-index="1"><draw:image xlink:href="../images/0353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7">Блок производит вычисление свойств воды или водяного пара по давлению на линии насыщения.</text:p>
            <text:p text:style-name="P8">Свойства:</text:p>
            <text:list xml:id="list2061334073304711104" text:style-name="L1">
              <text:list-item>
                <text:p text:style-name="P9">Фаза – фазовое состояние для которого рассчитываются свойства (вода, пар или смесь).</text:p>
              </text:list-item>
              <text:list-item>
                <text:p text:style-name="P9">Выходные значения – список рассчитываемых блоком параметров на выходе.</text:p>
              </text:list-item>
              <text:list-item>
                <text:p text:style-name="P9">Начальное давление – значение давления, соотвествующее нулю на входе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войства воды и пара на линии насыщения</dc:title>
    <dc:date>2014-12-26T13:10:27.91</dc:date>
    <meta:generator>OpenOffice/4.1.1$Win32 OpenOffice.org_project/411m6$Build-9775</meta:generator>
    <meta:editing-duration>PT2H46M11S</meta:editing-duration>
    <meta:editing-cycles>64</meta:editing-cycles>
    <meta:document-statistic meta:table-count="1" meta:image-count="2" meta:object-count="0" meta:page-count="1" meta:paragraph-count="11" meta:word-count="61" meta:character-count="395"/>
  </office:meta>
</office:document-meta>
</file>